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b2403" officeooo:paragraph-rsid="001b2403"/>
    </style:style>
    <style:style style:name="P2" style:family="paragraph" style:parent-style-name="Standard">
      <style:text-properties officeooo:rsid="001b7504" officeooo:paragraph-rsid="001b7504"/>
    </style:style>
    <style:style style:name="T1" style:family="text">
      <style:text-properties officeooo:rsid="001b750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Alfresco install notes : pinky11</text:h>
      <text:p text:style-name="P1">@before</text:p>
      <text:p text:style-name="P1">sudo prdusr.su <text:s/>-- emulates being the superuser, so you can do installs, uninstalls, etc</text:p>
      <text:p text:style-name="P1"/>
      <text:p text:style-name="P1">--<text:span text:style-name="T1">== </text:span>Box defaults <text:span text:style-name="T1">==--</text:span></text:p>
      <text:p text:style-name="P1"><text:tab/>- all new boxes should have:</text:p>
      <text:p text:style-name="P1"><text:tab/><text:tab/>- <text:s/>/data/alfresco <text:s/>= <text:s/>'data' folder : stores the data</text:p>
      <text:p text:style-name="P1"><text:tab/><text:tab/>- <text:s/>/opt/alfresco <text:s text:c="3"/>= <text:s/>'opt' : stores the install</text:p>
      <text:p text:style-name="P1"><text:tab/><text:tab/><text:tab/>- ALWAYS install Alfresco to this directory!!</text:p>
      <text:p text:style-name="P1"/>
      <text:p text:style-name="P1">--== <text:s text:c="2"/>cd /opt/alfresco ==--</text:p>
      <text:p text:style-name="P1"><text:tab/>STOP the Alfresco process (politely. Won't always work.)</text:p>
      <text:p text:style-name="P1"><text:tab/><text:tab/>./alfresco.sh stop</text:p>
      <text:p text:style-name="P1"><text:tab/>UNINSTALL alfresco</text:p>
      <text:p text:style-name="P1"><text:tab/><text:tab/>./uninstall</text:p>
      <text:p text:style-name="P1"><text:tab/>START alfresco process</text:p>
      <text:p text:style-name="P1"><text:tab/><text:tab/>./alfresco.sh start</text:p>
      <text:p text:style-name="P1"/>
      <text:p text:style-name="P1">--== Doing a forced but nice kill ==--</text:p>
      <text:p text:style-name="P1"><text:tab/>ps aux | grep java <text:s text:c="2"/>-- looks for all processes, then uses grep to filter processes by keyword 'java'<text:line-break/><text:tab/><text:span text:style-name="T1">kill -6 [process id#] -- the '6' is a nicer kill...9 is more harsh. Insert the process id to kill</text:span></text:p>
      <text:p text:style-name="P1"><text:tab/></text:p>
      <text:p text:style-name="P2">The alfresco.sh file is a shell script: basically a “program” that just initiates a series of <text:s/>linux commands. So AFTER we install Alfresco, we don't want to run it right away, because we want to alter the shell script to <text:span text:style-name="T2">cd</text:span> into the <text:span text:style-name="T2">/var/opt/logs/alfresco/ </text:span><text:span text:style-name="T3">directory, so that all the logs will be written there instead of the default current directory.</text:span></text:p>
      <text:p text:style-name="P2"><text:span text:style-name="T3"/></text:p>
      <text:p text:style-name="P2"><text:span text:style-name="T3">I have notes here on a “fixTomcat file”:</text:span></text:p>
      <text:p text:style-name="P2"><text:span text:style-name="T3"><text:tab/>- “the file/script that moves logs to the appropriate folders”</text:span></text:p>
      <text:p text:style-name="P2"><text:span text:style-name="T3"><text:tab/><text:tab/>- see the developer wiki for more info on this.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2T11:49:37.789281178</meta:creation-date>
    <dc:date>2014-04-22T12:16:08.517082862</dc:date>
    <meta:editing-duration>PT10M40S</meta:editing-duration>
    <meta:editing-cycles>1</meta:editing-cycles>
    <meta:document-statistic meta:table-count="0" meta:image-count="0" meta:object-count="0" meta:page-count="1" meta:paragraph-count="22" meta:word-count="214" meta:character-count="1259" meta:non-whitespace-character-count="1031"/>
    <meta:generator>LibreOffice/4.2.3.3$Linux_X86_64 LibreOffice_project/420$Build-3</meta:generator>
  </office:meta>
</office:document-meta>
</file>